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920f3" officeooo:paragraph-rsid="000920f3"/>
    </style:style>
    <style:style style:name="P2" style:family="paragraph" style:parent-style-name="Standard">
      <style:text-properties officeooo:rsid="000ad6f4" officeooo:paragraph-rsid="000ad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raysize zwiększa się od 26843545 do 268435450</text:p>
      <text:p text:style-name="P1"/>
      <text:p text:style-name="P1">Tworzymy tablicę</text:p>
      <text:p text:style-name="P1"/>
      <text:p text:style-name="P1">Wypełniamy tablicę</text:p>
      <text:p text:style-name="P1"/>
      <text:p text:style-name="P1">for int(i=0; i&lt;TestVector.Length; ++i)</text:p>
      <text:p text:style-name="P1">{</text:p>
      <text:p text:style-name="P1"><text:tab/>TestVector[i] = i;</text:p>
      <text:p text:style-name="P1"><text:tab/>LinearMaxInstr();</text:p>
      <text:p text:style-name="P1"><text:tab/>LinearMaxTime(); - z wykładu</text:p>
      <text:p text:style-name="P1"><text:tab/>BinaryMaxInstr();</text:p>
      <text:p text:style-name="P1"><text:tab/>BinaryMaxTime();</text:p>
      <text:p text:style-name="P1">{</text:p>
      <text:p text:style-name="P1"/>
      <text:p text:style-name="P2">Pesymistyczne – szukanie ostatniego elementu z arraysize</text:p>
      <text:p text:style-name="P2">Średnie w binarnym – wszystkie elementy i podzielone przez liczbę elementów</text:p>
      <text:p text:style-name="P2">Średnie w liniowym – co milionowy element tablicy i podzielić przez liczbę wyszkiwań 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29:02.403104703</meta:creation-date>
    <dc:date>2019-03-13T22:58:10.672006141</dc:date>
    <meta:editing-duration>PT1H34M51S</meta:editing-duration>
    <meta:editing-cycles>4</meta:editing-cycles>
    <meta:generator>LibreOffice/5.2.7.2$Linux_X86_64 LibreOffice_project/20m0$Build-2</meta:generator>
    <meta:document-statistic meta:table-count="0" meta:image-count="0" meta:object-count="0" meta:page-count="1" meta:paragraph-count="14" meta:word-count="55" meta:character-count="438" meta:non-whitespace-character-count="388"/>
  </office:meta>
</office:document-meta>
</file>